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Tahoma"/>
    </style:style>
    <style:style style:name="P2" style:family="paragraph" style:parent-style-name="Standard" style:list-style-name="L1">
      <style:text-properties style:font-name="Liberation Sans"/>
    </style:style>
    <style:style style:name="P3" style:family="paragraph" style:parent-style-name="Standard" style:list-style-name="L2">
      <style:paragraph-properties fo:margin-left="2.501cm" fo:margin-right="0cm" fo:text-indent="0cm" style:auto-text-indent="false"/>
      <style:text-properties style:font-name="Tahoma"/>
    </style:style>
    <style:style style:name="P4" style:family="paragraph" style:parent-style-name="Standard" style:list-style-name="L3">
      <style:paragraph-properties fo:margin-left="2.501cm" fo:margin-right="0cm" fo:text-indent="0cm" style:auto-text-indent="false"/>
      <style:text-properties style:font-name="Tahoma"/>
    </style:style>
    <style:style style:name="P5" style:family="paragraph" style:parent-style-name="Standard" style:list-style-name="L4">
      <style:paragraph-properties fo:margin-left="2.501cm" fo:margin-right="0cm" fo:text-indent="0cm" style:auto-text-indent="false"/>
      <style:text-properties style:font-name="Tahoma"/>
    </style:style>
    <style:style style:name="P6" style:family="paragraph" style:parent-style-name="Standard" style:list-style-name="L5">
      <style:paragraph-properties fo:margin-left="2.501cm" fo:margin-right="0cm" fo:text-indent="0cm" style:auto-text-indent="false"/>
      <style:text-properties style:font-name="Tahoma"/>
    </style:style>
    <style:style style:name="P7" style:family="paragraph" style:parent-style-name="Standard" style:list-style-name="L6">
      <style:paragraph-properties fo:margin-left="2.501cm" fo:margin-right="0cm" fo:text-indent="0cm" style:auto-text-indent="false"/>
      <style:text-properties style:font-name="Tahoma"/>
    </style:style>
    <style:style style:name="P8" style:family="paragraph" style:parent-style-name="Standard" style:list-style-name="L7">
      <style:paragraph-properties fo:margin-left="2.501cm" fo:margin-right="0cm" fo:text-indent="0cm" style:auto-text-indent="false"/>
      <style:text-properties style:font-name="Tahoma"/>
    </style:style>
    <style:style style:name="P9" style:family="paragraph" style:parent-style-name="Standard" style:list-style-name="L8">
      <style:paragraph-properties fo:margin-left="2.501cm" fo:margin-right="0cm" fo:text-indent="0cm" style:auto-text-indent="false"/>
      <style:text-properties style:font-name="Tahoma"/>
    </style:style>
    <style:style style:name="P10" style:family="paragraph" style:parent-style-name="Standard" style:list-style-name="L3">
      <style:paragraph-properties fo:margin-left="2.501cm" fo:margin-right="0cm" fo:text-indent="0cm" style:auto-text-indent="false"/>
      <style:text-properties style:text-line-through-style="solid" style:font-name="Tahoma"/>
    </style:style>
    <style:style style:name="T1" style:family="text">
      <style:text-properties style:font-name="Tahoma"/>
    </style:style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32725324" text:style-name="L1">
        <text:list-item>
          <text:p text:style-name="P2">Fonctionnalités<text:span text:style-name="T1"> </text:span></text:p>
        </text:list-item>
      </text:list>
      <text:list xml:id="list356015246" text:style-name="L2">
        <text:list-item>
          <text:p text:style-name="P3">Description :</text:p>
          <text:list>
            <text:list-item>
              <text:p text:style-name="P3">Equivalent au Cod2Doc de BlitzBasic, au JavaDoc de Java, au PHPDoc de PHP.</text:p>
            </text:list-item>
          </text:list>
        </text:list-item>
        <text:list-item>
          <text:p text:style-name="P3">Références :</text:p>
          <text:list>
            <text:list-item>
              <text:p text:style-name="P3">All</text:p>
              <text:list>
                <text:list-item>
                  <text:p text:style-name="P3"><text:a xlink:type="simple" xlink:href="http://www.stack.nl/%7Edimitri/doxygen/links.html">http://www.stack.nl/%7Edimitri/doxygen/links.html</text:a></text:p>
                </text:list-item>
              </text:list>
            </text:list-item>
            <text:list-item>
              <text:p text:style-name="P3">PHP</text:p>
              <text:list>
                <text:list-item>
                  <text:p text:style-name="P3"><text:a xlink:type="simple" xlink:href="http://manual.phpdoc.org/">http://manual.phpdoc.org/</text:a></text:p>
                </text:list-item>
              </text:list>
            </text:list-item>
            <text:list-item>
              <text:p text:style-name="P3">PB</text:p>
              <text:list>
                <text:list-item>
                  <text:p text:style-name="P3"><text:a xlink:type="simple" xlink:href="http://www.purebasic.fr/english/viewtopic.php?t=28460&amp;highlight=documentation">http://www.purebasic.fr/english/viewtopic.php?t=28460&amp;highlight=documentation</text:a></text:p>
                </text:list-item>
              </text:list>
            </text:list-item>
            <text:list-item>
              <text:p text:style-name="P3">ActionScript</text:p>
              <text:list>
                <text:list-item>
                  <text:p text:style-name="P3"><text:a xlink:type="simple" xlink:href="http://lunar.developpez.com/tutoriels/actionscript/documenter/asdoc/">http://lunar.developpez.com/tutoriels/actionscript/documenter/asdoc/</text:a></text:p>
                </text:list-item>
              </text:list>
            </text:list-item>
            <text:list-item>
              <text:p text:style-name="P3">BB<text:tab/>:</text:p>
              <text:list>
                <text:list-item>
                  <text:p text:style-name="P3"><text:a xlink:type="simple" xlink:href="http://repeatuntil.free.fr/cod2doc/">http://repeatuntil.free.fr/cod2doc/</text:a></text:p>
                </text:list-item>
              </text:list>
            </text:list-item>
            <text:list-item>
              <text:p text:style-name="P3">BMX</text:p>
              <text:list>
                <text:list-item>
                  <text:p text:style-name="P3"><text:a xlink:type="simple" xlink:href="http://www.hotdocs.de.vu/">http://www.hotdocs.de.vu/</text:a></text:p>
                </text:list-item>
              </text:list>
            </text:list-item>
            <text:list-item>
              <text:p text:style-name="P3">Delphi :</text:p>
              <text:list>
                <text:list-item>
                  <text:p text:style-name="P3"><text:a xlink:type="simple" xlink:href="http://dephicodetodoc.sourceforge.net/What_is_it.htm">http://dephicodetodoc.sourceforge.net/What_is_it.htm</text:a></text:p>
                </text:list-item>
              </text:list>
            </text:list-item>
            <text:list-item>
              <text:p text:style-name="P3">Java</text:p>
              <text:list>
                <text:list-item>
                  <text:p text:style-name="P3"><text:a xlink:type="simple" xlink:href="http://helpgui.sourceforge.net/features.php">http://helpgui.sourceforge.net/features.php</text:a></text:p>
                </text:list-item>
              </text:list>
            </text:list-item>
          </text:list>
        </text:list-item>
        <text:list-item>
          <text:p text:style-name="P3">Fonctionnalités :</text:p>
          <text:list>
            <text:list-item>
              <text:p text:style-name="P3">Variable en fonction du type de projet</text:p>
              <text:list>
                <text:list-item>
                  <text:p text:style-name="P3">Userlib<text:tab/><text:tab/>:<text:tab/>Crée un code juste pour les ProcedureDLL</text:p>
                </text:list-item>
                <text:list-item>
                  <text:p text:style-name="P3">Programme<text:tab/>:<text:tab/>Identique à Cod2Doc</text:p>
                </text:list-item>
              </text:list>
            </text:list-item>
            <text:list-item>
              <text:p text:style-name="P3">Exports multiples</text:p>
            </text:list-item>
            <text:list-item>
              <text:p text:style-name="P3">Exemples de tags :</text:p>
              <text:list>
                <text:list-item>
                  <text:p text:style-name="P3">;@+ ajoute cette ligne au contenu de la ligne d'avant</text:p>
                </text:list-item>
                <text:list-item>
                  <text:p text:style-name="P3">;pbdoc_main</text:p>
                </text:list-item>
                <text:list-item>
                  <text:p text:style-name="P3"><text:tab/>;@desc</text:p>
                </text:list-item>
                <text:list-item>
                  <text:p text:style-name="P3"><text:tab/>;@title</text:p>
                </text:list-item>
                <text:list-item>
                  <text:p text:style-name="P3"><text:tab/>;@project</text:p>
                </text:list-item>
                <text:list-item>
                  <text:p text:style-name="P3"><text:tab/>;@version</text:p>
                </text:list-item>
                <text:list-item>
                  <text:p text:style-name="P3"><text:tab/>;@version</text:p>
                </text:list-item>
                <text:list-item>
                  <text:p text:style-name="P3"><text:tab/>;@datecreation</text:p>
                </text:list-item>
                <text:list-item>
                  <text:p text:style-name="P3"><text:tab/>;@datelastupdate</text:p>
                </text:list-item>
                <text:list-item>
                  <text:p text:style-name="P3"><text:tab/>;@author</text:p>
                </text:list-item>
                <text:list-item>
                  <text:p text:style-name="P3"><text:tab/>;@copyright</text:p>
                </text:list-item>
                <text:list-item>
                  <text:p text:style-name="P3"><text:tab/>;@todo</text:p>
                </text:list-item>
                <text:list-item>
                  <text:p text:style-name="P3">;/pbdoc_main</text:p>
                </text:list-item>
              </text:list>
            </text:list-item>
            <text:list-item>
              <text:p text:style-name="P3">Procedure MachinTruc()</text:p>
              <text:list>
                <text:list-item>
                  <text:p text:style-name="P3"><text:tab/>;@desc</text:p>
                </text:list-item>
                <text:list-item>
                  <text:p text:style-name="P3"><text:tab/>;@param_0</text:p>
                </text:list-item>
                <text:list-item>
                  <text:p text:style-name="P3"><text:tab/>;@param_1</text:p>
                </text:list-item>
                <text:list-item>
                  <text:p text:style-name="P3"><text:tab/>;@param_2</text:p>
                </text:list-item>
                <text:list-item>
                  <text:p text:style-name="P3"><text:soft-page-break/><text:tab/>;@return</text:p>
                </text:list-item>
                <text:list-item>
                  <text:p text:style-name="P3"><text:tab/>;@example</text:p>
                </text:list-item>
                <text:list-item>
                  <text:p text:style-name="P3"><text:tab/>ou</text:p>
                </text:list-item>
                <text:list-item>
                  <text:p text:style-name="P3"><text:tab/>;@referency</text:p>
                </text:list-item>
              </text:list>
            </text:list-item>
            <text:list-item>
              <text:p text:style-name="P3">EndProcedure</text:p>
            </text:list-item>
            <text:list-item>
              <text:p text:style-name="P3">Global var ;@desc</text:p>
            </text:list-item>
            <text:list-item>
              <text:p text:style-name="P3">Dim ;@desc</text:p>
            </text:list-item>
            <text:list-item>
              <text:p text:style-name="P3">#Truc ;@desc</text:p>
            </text:list-item>
            <text:list-item>
              <text:p text:style-name="P3">Structure Machin</text:p>
            </text:list-item>
            <text:list-item>
              <text:p text:style-name="P3"><text:tab/>;@desc</text:p>
            </text:list-item>
            <text:list-item>
              <text:p text:style-name="P3"><text:tab/>Field ;fkdsln</text:p>
            </text:list-item>
            <text:list-item>
              <text:p text:style-name="P3">EndStructure</text:p>
            </text:list-item>
            <text:list-item>
              <text:p text:style-name="P3">Pour chq element à documenter, on peut l'importer d'un fichier externe : </text:p>
              <text:list>
                <text:list-item>
                  <text:p text:style-name="P3">&lt;pbdoc version=""&gt;</text:p>
                </text:list-item>
                <text:list-item>
                  <text:p text:style-name="P3"><text:tab/>&lt;referency&gt;</text:p>
                </text:list-item>
                <text:list-item>
                  <text:p text:style-name="P3"><text:tab/><text:tab/>...</text:p>
                </text:list-item>
                <text:list-item>
                  <text:p text:style-name="P3"><text:tab/>&lt;/referency&gt;</text:p>
                </text:list-item>
                <text:list-item>
                  <text:p text:style-name="P3">&lt;/pbdoc&gt;</text:p>
                </text:list-item>
              </text:list>
            </text:list-item>
          </text:list>
        </text:list-item>
      </text:list>
      <text:list xml:id="list1144051380" text:continue-list="list1532725324" text:style-name="L1">
        <text:list-item>
          <text:p text:style-name="P2">Roadmap</text:p>
          <text:list>
            <text:list-item>
              <text:p text:style-name="P2">0.1</text:p>
            </text:list-item>
          </text:list>
        </text:list-item>
      </text:list>
      <text:list xml:id="list1531308423" text:style-name="L3">
        <text:list-item>
          <text:p text:style-name="P10">Refaire le code avec gestion complète des threads</text:p>
        </text:list-item>
        <text:list-item>
          <text:p text:style-name="P4">Gerer le code pour Type = Program</text:p>
        </text:list-item>
        <text:list-item>
          <text:p text:style-name="P4">Export : </text:p>
          <text:list>
            <text:list-item>
              <text:p text:style-name="P4">CHM</text:p>
            </text:list-item>
            <text:list-item>
              <text:p text:style-name="P4">RLog &gt; Sortie de la compilation</text:p>
            </text:list-item>
            <text:list-item>
              <text:p text:style-name="P4">RLog &gt; Sortie d'erreur lors du chargement du XML</text:p>
            </text:list-item>
          </text:list>
        </text:list-item>
        <text:list-item>
          <text:p text:style-name="P10">ProcedureDLL Parser &gt; Params &gt; Récupérer le type des params</text:p>
        </text:list-item>
        <text:list-item>
          <text:p text:style-name="P10">Gerer les includes</text:p>
        </text:list-item>
      </text:list>
      <text:list xml:id="list1936009103" text:continue-list="list1144051380" text:style-name="L1">
        <text:list-item>
          <text:list>
            <text:list-item>
              <text:p text:style-name="P2">0.2</text:p>
            </text:list-item>
          </text:list>
        </text:list-item>
      </text:list>
      <text:list xml:id="list853111239" text:style-name="L4">
        <text:list-item>
          <text:p text:style-name="P5">Inclure le code dans la doc (*Prefs*)</text:p>
        </text:list-item>
        <text:list-item>
          <text:p text:style-name="P5">Export</text:p>
          <text:list>
            <text:list-item>
              <text:p text:style-name="P5">Docbook</text:p>
            </text:list-item>
            <text:list-item>
              <text:p text:style-name="P5">HTML</text:p>
              <text:list>
                <text:list-item>
                  <text:p text:style-name="P5">Nouvelle organisation : <text:a xlink:type="simple" xlink:href="http://dbus.freedesktop.org/doc/api/html/index.html">http://dbus.freedesktop.org/doc/api/html/index.html</text:a></text:p>
                </text:list-item>
                <text:list-item>
                  <text:p text:style-name="P5">Use of template</text:p>
                </text:list-item>
                <text:list-item>
                  <text:p text:style-name="P5">Utilisation de CSS</text:p>
                </text:list-item>
              </text:list>
            </text:list-item>
          </text:list>
        </text:list-item>
        <text:list-item>
          <text:p text:style-name="P5">Tags</text:p>
          <text:list>
            <text:list-item>
              <text:p text:style-name="P5">:@! Non documenté</text:p>
            </text:list-item>
          </text:list>
        </text:list-item>
      </text:list>
      <text:list xml:id="list1177420493" text:continue-list="list1936009103" text:style-name="L1">
        <text:list-item>
          <text:list>
            <text:list-item>
              <text:p text:style-name="P2">0.3</text:p>
            </text:list-item>
          </text:list>
        </text:list-item>
      </text:list>
      <text:list xml:id="list1486905860" text:style-name="L5">
        <text:list-item>
          <text:p text:style-name="P6">Coloration syntaxique du code (*Prefs*)</text:p>
        </text:list-item>
        <text:list-item>
          <text:p text:style-name="P6">Profil Personalized (*Prefs*) avec choix des choses à documenter</text:p>
        </text:list-item>
        <text:list-item>
          <text:p text:style-name="P6">Export : </text:p>
          <text:list>
            <text:list-item>
              <text:p text:style-name="P6">PDF</text:p>
            </text:list-item>
            <text:list-item>
              <text:p text:style-name="P6">Latex</text:p>
            </text:list-item>
            <text:list-item>
              <text:p text:style-name="P6">HSX (MSHelp2)</text:p>
              <text:list>
                <text:list-item>
                  <text:p text:style-name="P6"><text:a xlink:type="simple" xlink:href="http://www.microsoft.com/downloads/details.aspx?familyid=ce1b26dc-d6af-42a1-a9a4-88c4eb456d87&amp;displaylang=en">http://www.microsoft.com/downloads/details.aspx?</text:a><text:soft-page-break/><text:a xlink:type="simple" xlink:href="http://www.microsoft.com/downloads/details.aspx?familyid=ce1b26dc-d6af-42a1-a9a4-88c4eb456d87&amp;displaylang=en">familyid=ce1b26dc-d6af-42a1-a9a4-88c4eb456d87&amp;displaylang=en</text:a></text:p>
                </text:list-item>
              </text:list>
            </text:list-item>
          </text:list>
        </text:list-item>
      </text:list>
      <text:list xml:id="list2128862746" text:continue-list="list1177420493" text:style-name="L1">
        <text:list-item>
          <text:list>
            <text:list-item>
              <text:p text:style-name="P2">0.4</text:p>
            </text:list-item>
          </text:list>
        </text:list-item>
      </text:list>
      <text:list xml:id="list1538970379" text:style-name="L6">
        <text:list-item>
          <text:p text:style-name="P7">Export : </text:p>
          <text:list>
            <text:list-item>
              <text:p text:style-name="P7">PostScript</text:p>
            </text:list-item>
            <text:list-item>
              <text:p text:style-name="P7">RTF</text:p>
            </text:list-item>
          </text:list>
        </text:list-item>
      </text:list>
      <text:list xml:id="list312140366" text:continue-list="list2128862746" text:style-name="L1">
        <text:list-item>
          <text:list>
            <text:list-item>
              <text:p text:style-name="P2">0.5</text:p>
            </text:list-item>
          </text:list>
        </text:list-item>
      </text:list>
      <text:list xml:id="list484012268" text:style-name="L7">
        <text:list-item>
          <text:p text:style-name="P8">Fonctionnel avec Oracle (OCLIB)</text:p>
          <text:list>
            <text:list-item>
              <text:p text:style-name="P8"><text:a xlink:type="simple" xlink:href="http://vicenzo.developpez.com/tutoriels/c/ocilib/#LII-C">http://vicenzo.developpez.com/tutoriels/c/ocilib/#LII-C</text:a></text:p>
            </text:list-item>
          </text:list>
        </text:list-item>
        <text:list-item>
          <text:p text:style-name="P8">Doc</text:p>
        </text:list-item>
        <text:list-item>
          <text:p text:style-name="P8">MultiLangage </text:p>
        </text:list-item>
      </text:list>
      <text:list xml:id="list797168297" text:continue-list="list312140366" text:style-name="L1">
        <text:list-item>
          <text:list>
            <text:list-item>
              <text:p text:style-name="P2">0.6</text:p>
            </text:list-item>
          </text:list>
        </text:list-item>
      </text:list>
      <text:list xml:id="list192238463" text:style-name="L8">
        <text:list-item>
          <text:p text:style-name="P9">Tags :</text:p>
          <text:list>
            <text:list-item>
              <text:p text:style-name="P9"><text:a xlink:type="simple" xlink:href="http://jsdoc.sourceforge.net/#tagref">http://jsdoc.sourceforge.net/#tagref</text:a></text:p>
            </text:list-item>
          </text:list>
        </text:list-item>
        <text:list-item>
          <text:p text:style-name="P9">Export :</text:p>
          <text:list>
            <text:list-item>
              <text:p text:style-name="P9">ODT : OOo (ODF)</text:p>
            </text:list-item>
            <text:list-item>
              <text:p text:style-name="P9">Texinfo</text:p>
            </text:list-item>
          </text:list>
        </text:list-item>
      </text:list>
      <text:list xml:id="list740842240" text:continue-list="list797168297" text:style-name="L1">
        <text:list-item>
          <text:list>
            <text:list-item>
              <text:p text:style-name="P2">0.7</text:p>
            </text:list-item>
          </text:list>
        </text:list-item>
      </text:list>
      <text:list xml:id="list1534821498" text:continue-list="list192238463" text:style-name="L8">
        <text:list-item>
          <text:p text:style-name="P9">RoboDoc parameters</text:p>
        </text:list-item>
        <text:list-item>
          <text:p text:style-name="P9">Export : </text:p>
          <text:list>
            <text:list-item>
              <text:p text:style-name="P9">XPS</text:p>
              <text:list>
                <text:list-item>
                  <text:p text:style-name="P9"><text:a xlink:type="simple" xlink:href="http://en.wikipedia.org/wiki/XML_Paper_Specification">http://en.wikipedia.org/wiki/XML_Paper_Specification</text:a></text:p>
                </text:list-item>
                <text:list-item>
                  <text:p text:style-name="P9"><text:a xlink:type="simple" xlink:href="http://www.dotnetclub.info/index.php/2007/02/27/183-xps-une-alternative-au-format-pdf">http://www.dotnetclub.info/index.php/2007/02/27/183-xps-une-alternative-au-format-pdf</text:a></text:p>
                </text:list-item>
                <text:list-item>
                  <text:p text:style-name="P9"><text:a xlink:type="simple" xlink:href="http://www.xaml.fr/xml-xps.html">http://www.xaml.fr/xml-xps.html</text:a></text:p>
                </text:list-item>
              </text:list>
            </text:list-item>
            <text:list-item>
              <text:p text:style-name="P9">HTB : wxWidgets HTML Book Format (CHM Format ms simplement zippé)</text:p>
              <text:list>
                <text:list-item>
                  <text:p text:style-name="P9"><text:a xlink:type="simple" xlink:href="http://code.google.com/p/loquacious-etymologist/source/browse/trunk/help.htb">http://code.google.com/p/loquacious-etymologist/source/browse/trunk/help.htb</text:a></text:p>
                </text:list-item>
                <text:list-item>
                  <text:p text:style-name="P9"><text:a xlink:type="simple" xlink:href="http://lists.wxwidgets.org/pipermail/wx-users/2002-March/018813.html">http://lists.wxwidgets.org/pipermail/wx-users/2002-March/018813.html</text:a></text:p>
                </text:list-item>
              </text:list>
            </text:list-item>
          </text:list>
        </text:list-item>
      </text:list>
      <text:list xml:id="list1096570073" text:continue-list="list740842240" text:style-name="L1">
        <text:list-item>
          <text:list>
            <text:list-item>
              <text:p text:style-name="P2">0.8</text:p>
            </text:list-item>
          </text:list>
        </text:list-item>
      </text:list>
      <text:list xml:id="list1858621828" text:continue-list="list1534821498" text:style-name="L8">
        <text:list-item>
          <text:p text:style-name="P9">Export : </text:p>
          <text:list>
            <text:list-item>
              <text:p text:style-name="P9">DOC : Word 97/2000</text:p>
              <text:list>
                <text:list-item>
                  <text:p text:style-name="P9"><text:a xlink:type="simple" xlink:href="http://msdn.microsoft.com/en-us/library/cc313105.aspx">http://msdn.microsoft.com/en-us/library/cc313105.aspx</text:a></text:p>
                </text:list-item>
              </text:list>
            </text:list-item>
            <text:list-item>
              <text:p text:style-name="P9">DOC : Word 2003 (WordML)</text:p>
              <text:list>
                <text:list-item>
                  <text:p text:style-name="P9"><text:a xlink:type="simple" xlink:href="http://rep.oio.dk/Microsoft.com/officeschemas/wordprocessingml_article.htm">http://rep.oio.dk/Microsoft.com/officeschemas/wordprocessingml_article.htm</text:a></text:p>
                </text:list-item>
              </text:list>
            </text:list-item>
            <text:list-item>
              <text:p text:style-name="P9">DOCX : Word 2007 (OOXML)</text:p>
              <text:list>
                <text:list-item>
                  <text:p text:style-name="P9"><text:a xlink:type="simple" xlink:href="http://www.aspose.com/categories/file-format-components/aspose.words-for-.net-and-java/default.aspx">http://www.aspose.com/categories/file-format-</text:a><text:a xlink:type="simple" xlink:href="http://www.aspose.com/categories/file-format-components/aspose.words-for-.net-and-java/default.aspx">components/aspose.words-for-.net-and-java/default.aspx</text:a></text:p>
                </text:list-item>
                <text:list-item>
                  <text:p text:style-name="P9"><text:a xlink:type="simple" xlink:href="http://blogs.developpeur.org/neodante/archive/2008/02/27/open-xml-le-poster-open-xml-disponible-gratuitement.aspx">http://blogs.developpeur.org/neodante/archive/2008/02/27/open-xml-le-poster-open-xml-disponible-gratuitement.aspx</text:a></text:p>
                </text:list-item>
              </text:list>
            </text:list-item>
          </text:list>
        </text:list-item>
      </text:list>
      <text:list xml:id="list856592534" text:continue-list="list1096570073" text:style-name="L1">
        <text:list-item>
          <text:list>
            <text:list-item>
              <text:p text:style-name="P2">0.9</text:p>
            </text:list-item>
          </text:list>
        </text:list-item>
      </text:list>
      <text:list xml:id="list1050324453" text:continue-list="list1858621828" text:style-name="L8">
        <text:list-item>
          <text:p text:style-name="P9">Export : </text:p>
          <text:list>
            <text:list-item>
              <text:p text:style-name="P9">HTML : Style </text:p>
              <text:list>
                <text:list-item>
                  <text:p text:style-name="P9">MSDN</text:p>
                </text:list-item>
                <text:list-item>
                  <text:p text:style-name="P9">developper.apple.com</text:p>
                </text:list-item>
                <text:list-item>
                  <text:p text:style-name="P9">documentation</text:p>
                </text:list-item>
                <text:list-item>
                  <text:p text:style-name="P9"><text:soft-page-break/>gtk+ style</text:p>
                </text:list-item>
                <text:list-item>
                  <text:p text:style-name="P9">+ support de l'accessibilité</text:p>
                </text:list-item>
              </text:list>
            </text:list-item>
            <text:list-item>
              <text:p text:style-name="P9">Javadoc</text:p>
              <text:list>
                <text:list-item>
                  <text:p text:style-name="P9"><text:a xlink:type="simple" xlink:href="http://helpgui.sourceforge.net/features.php">http://helpgui.sourceforge.net/features.php</text:a></text:p>
                </text:list-item>
                <text:list-item>
                  <text:p text:style-name="P9"><text:a xlink:type="simple" xlink:href="http://en.wikipedia.org/wiki/Javadoc">http://en.wikipedia.org/wiki/Javadoc</text:a></text:p>
                </text:list-item>
              </text:list>
            </text:list-item>
          </text:list>
        </text:list-item>
      </text:list>
      <text:list xml:id="list1334900066" text:continue-list="list853111239" text:style-name="L4">
        <text:list-item>
          <text:p text:style-name="P5">MultiLangage Support</text:p>
        </text:list-item>
      </text:list>
      <text:list xml:id="list942735330" text:continue-list="list856592534" text:style-name="L1">
        <text:list-item>
          <text:list>
            <text:list-item>
              <text:p text:style-name="P2">1.0</text:p>
            </text:list-item>
          </text:list>
        </text:list-item>
      </text:list>
      <text:list xml:id="list1604323096" text:continue-list="list1050324453" text:style-name="L8">
        <text:list-item>
          <text:p text:style-name="P9">Export : </text:p>
          <text:list>
            <text:list-item>
              <text:p text:style-name="P9">troff</text:p>
              <text:list>
                <text:list-item>
                  <text:p text:style-name="P9"><text:a xlink:type="simple" xlink:href="http://lea-linux.org/cached/index/Utiliser_groff.html">http://lea-linux.org/cached/index/Utiliser_groff.html</text:a></text:p>
                </text:list-item>
              </text:list>
            </text:list-item>
            <text:list-item>
              <text:p text:style-name="P9">sgml ou xml</text:p>
            </text:list-item>
            <text:list-item>
              <text:p text:style-name="P9">hlp (winhelp)</text:p>
              <text:list>
                <text:list-item>
                  <text:p text:style-name="P9"><text:a xlink:type="simple" xlink:href="http://help-info.de/en/welcome.htm">http://help-info.de/en/welcome.htm</text:a></text:p>
                </text:list-item>
              </text:list>
            </text:list-item>
          </text:list>
        </text:list-item>
      </text:list>
      <text:list xml:id="list2027072246" text:continue-list="list942735330" text:style-name="L1">
        <text:list-item>
          <text:list>
            <text:list-item>
              <text:p text:style-name="P2">1.1</text:p>
            </text:list-item>
          </text:list>
        </text:list-item>
      </text:list>
      <text:list xml:id="list485700989" text:continue-list="list1604323096" text:style-name="L8">
        <text:list-item>
          <text:p text:style-name="P9">Export : </text:p>
          <text:list>
            <text:list-item>
              <text:p text:style-name="P9">txt</text:p>
            </text:list-item>
            <text:list-item>
              <text:p text:style-name="P9">FrameMaker (.fm) </text:p>
            </text:list-item>
            <text:list-item>
              <text:p text:style-name="P9">Hxs</text:p>
              <text:list>
                <text:list-item>
                  <text:p text:style-name="P9"><text:a xlink:type="simple" xlink:href="http://help-info.de/en/welcome.htm">http://help-info.de/en/welcome.htm</text:a></text:p>
                </text:list-item>
                <text:list-item>
                  <text:p text:style-name="P9"><text:a xlink:type="simple" xlink:href="http://helpware.net/">http://helpware.net/</text:a></text:p>
                </text:list-item>
              </text:list>
            </text:list-item>
          </text:list>
        </text:list-item>
      </text:list>
      <text:list xml:id="list2044370650" text:continue-list="list2027072246" text:style-name="L1">
        <text:list-item>
          <text:list>
            <text:list-item>
              <text:p text:style-name="P2">1.2</text:p>
            </text:list-item>
          </text:list>
        </text:list-item>
      </text:list>
      <text:list xml:id="list296525020" text:continue-list="list485700989" text:style-name="L8">
        <text:list-item>
          <text:p text:style-name="P9">Export : </text:p>
          <text:list>
            <text:list-item>
              <text:p text:style-name="P9">WinHelp 4 (h1s Vista Help)</text:p>
              <text:list>
                <text:list-item>
                  <text:p text:style-name="P9"><text:a xlink:type="simple" xlink:href="http://www.help-info.de/en/Help_Info_AP_Help/ap_help_technical.htm">http://www.help-info.de/en/Help_Info_AP_Help/ap_help_technical.htm</text:a></text:p>
                </text:list-item>
                <text:list-item>
                  <text:p text:style-name="P9"><text:a xlink:type="simple" xlink:href="http://help-info.de/en/welcome.htm">http://help-info.de/en/welcome.htm</text:a></text:p>
                  <text:p text:style-name="P9"><text:a xlink:type="simple" xlink:href="http://helpware.net/">http://helpware.net/</text:a></text:p>
                </text:list-item>
              </text:list>
            </text:list-item>
          </text:list>
        </text:list-item>
      </text:list>
      <text:list xml:id="list777301075" text:continue-list="list2044370650" text:style-name="L1">
        <text:list-item>
          <text:list>
            <text:list-item>
              <text:p text:style-name="P2">1.3</text:p>
            </text:list-item>
          </text:list>
        </text:list-item>
        <text:list-item>
          <text:p text:style-name="P2">Améliorations</text:p>
        </text:list-item>
      </text:list>
      <text:list xml:id="list1812919869" text:continue-list="list296525020" text:style-name="L8">
        <text:list-item>
          <text:p text:style-name="P9"><text:a xlink:type="simple" xlink:href="http://www.hat-matrix.com/compare_hats/find_all_tools_with_selected_features.html">http://www.hat-matrix.com/compare_hats/find_all_tools_with_selected_features.html</text:a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k </meta:initial-creator>
    <meta:creation-date>2010-01-02T19:02:43</meta:creation-date>
    <dc:date>2010-01-08T19:49:36</dc:date>
    <dc:creator>Franck </dc:creator>
    <meta:editing-duration>PT01H04M03S</meta:editing-duration>
    <meta:editing-cycles>9</meta:editing-cycles>
    <meta:generator>OpenOffice.org/3.1$Linux OpenOffice.org_project/310m19$Build-9420</meta:generator>
    <meta:document-statistic meta:table-count="0" meta:image-count="0" meta:object-count="0" meta:page-count="4" meta:paragraph-count="159" meta:word-count="504" meta:character-count="3797"/>
  </office:meta>
</office:document-meta>
</file>